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rea.setOnMouseOut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rea.setOnMouseOver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rea.setOnDblClick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rea.addElement(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rea.Area( String sha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rea.setCoords( String coord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rea.setShape( String sha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rea.setOnKeyDown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rea.setOnMouseDown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rea.setOnFocus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rea.addElement(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rea.addElement( String hashcode ,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rea.setOnBlur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rea.Area( String shape , String coord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rea.setOnKeyPress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rea.setAlt( String al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rea.Area( String shape , String coords , String hre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rea.Area( String shape , int [ ] coords , String hre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rea.setOnMouseMove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rea.setOnKeyUp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rea.removeElement( String hash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rea.setCoords( int [ ] coord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rea.setOnClick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rea.setTabindex( int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rea.setNoHref( boolean href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rea.addElement( String hashcode ,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rea.Are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rea.setTabindex( String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rea.setHref( String hre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rea.setOnMouseUp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rea.Area( String shape , int [ ] coord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